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olute Truth</text:p>
      <text:p text:style-name="P2"/>
      <text:p text:style-name="P1"><text:span text:style-name="T1">Read:</text:span> John 18:33-38</text:p>
      <text:p text:style-name="P1"><text:s/></text:p>
      <text:p text:style-name="P1"><text:span text:style-name="T1">Text:</text:span> John 8:32 “And ye shall know the truth, and the truth shall make <text:s text:c="25"/>you free.”</text:p>
      <text:p text:style-name="P1"/>
      <text:p text:style-name="P1"><text:span text:style-name="T1">Conclude:</text:span> A recent survey by the Barna Group revealed that most of the people that sit in church pews and claim to be Christians don’t believe that there is such a thing as absolute truth. They believe that there is truth but it is a truth that is personal to them and not necessary truth for everyone. </text:p>
      <text:p text:style-name="P1"><text:s text:c="2"/>It is from this frame of mind that Pilate asks his question: “What is truth?” Pilate is not waiting for an answer. This question is a state-ment: it is Pilate’s way of saying that there is no absolute standard called truth.</text:p>
      <text:p text:style-name="P1"><text:s text:c="2"/>For the person that believes the statement: “There is no absolute truth.” I have one question: “Is that statement absolutely true?</text:p>
      <text:p text:style-name="P1"/>
      <text:p text:style-name="P1"><text:span text:style-name="T1">I. The Biblical Answer:</text:span> “Jesus saith…I am the way, the truth, and the life…” (John 14:6) Jesus calls Himself the truth. John 1:17 says: “… grace and truth came by Jesus Christ.” John 1:14 says that Jesus is: “… full of grace and truth.” It sounds as if truth and Jesus are synonyms. But you may be one that doesn’t believe in absolute truth and also are not convinced that you believe in the other claims of Jesus as well.</text:p>
      <text:p text:style-name="P1"><text:s text:c="3"/>I listened to the testimony of comedian, Jeff Allen. <text:s/>He tells how he found Christ. He found Christ by listening to Bible Studies on Ecclesiastes. Ecclesiastes is an interesting book in the Old Testament. It is Solomon discussing life without God and he breaks it down this way. Life without God has no meaning. Without meaning there’s no purpose and without purpose there is no reason to keep on living.</text:p>
      <text:p text:style-name="P1"><text:s text:c="2"/>Have you ever wondered why rich and/or famous people take their own lives? It is simply this: they have accumulated everything that they think will make them happy and find that they are not happy at all; their life has no meaning and purpose. If only someone could tell them about Christ then perhaps they would find meaning and purpose in Him. You can go to the ghetto, slums, or homes in low rent apartments and find people who are completely satisfied and actually filled with joy. The difference is that they have Christ and therefore they have meaning and purpose in their life. </text:p>
      <text:p text:style-name="P1"/>
      <text:p text:style-name="P1"><text:span text:style-name="T1">II. Is the Bible Dependable?</text:span> There are books containing lists of names of people in history who have sacrificed their lives for their trust in this book. From the time of the apostles until today thousands of people have been imprisoned and martyred and continue to be imprisoned and martyred for clinging to the Bible. No other book can claim such devotion. </text:p>
      <text:p text:style-name="P1"><text:s text:c="2"/>The translation and preservation of the Bible can only be described as a miracle or a series of phenomenal coincidences. Over the past 15 centuries The Biblical text has been translated into innumerable languages and apart from an occasional word of phrase changed for clarity, has remained essentially unchanged. Neither persecution or so-called enlightened skeptics have shaken confidence in it.</text:p>
      <text:p text:style-name="P1"><text:s text:c="3"/>Many archaeological finds confirm the reliability of scripture. Writers today have written fiction such as the DaVinci Code and the Gospel of Jude but they are just old fictions rewritten. Any and all new discoveries, dealing with statements found in the Bible, have proven the Bible, as we have it, to be true, reliable, and dependable.</text:p>
      <text:p text:style-name="P1"/>
      <text:p text:style-name="P1"><text:span text:style-name="T1">III. How to discover absolute truth:</text:span> When I was a kid we had nine planets and now we have only eight. What happened to the ninth one? Well Pluto is still out there but someone has redefined planets and by their definition it does not meet the requirements of the new definition.</text:p>
      <text:p text:style-name="P1"><text:s text:c="2"/>We can do the same thing with scripture. We can decide, instead of taking it at face value to re-define it. We can change the meanings of words and then the truth is altered. No it’s not! Pluto is still orbiting the sun weather we call it a planet or not. The truth of scripture does not change just because we choose to find a way to interpret it that seems to get us off of the hook. John said in John 17:17 “Sanctify them through thy truth: thy word is truth.” Paul; talking to Timothy, about Christ, said: “Who will have all men to be saved, and to come unto the knowledge of the truth.”</text:p>
      <text:p text:style-name="P1"/>
      <text:p text:style-name="P1"><text:span text:style-name="T1">Conclude:</text:span> we discover absolute truth every time that we read the scriptures or hear the scriptures with an open heart. The book and it’s teachings are absolute truth. There is no such thing as your truth or my truth. Truth stands on its own and it is true even if you don’t believe it.</text:p>
      <text:p text:style-name="P1"><text:s text:c="2"/>The truth is that man was lost and could not save himself. Jesus came and paid the price for our sin by dying on the cross. He arose from the dead three days later. We can be saved from our sin and prepared for eternal life with Him simply by trusting in the finished work of Chr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bsolute Truth</dc:title>
    <meta:initial-creator>Joel Tice</meta:initial-creator>
    <meta:creation-date>2008-03-28T18:57:00</meta:creation-date>
    <dc:creator>j </dc:creator>
    <dc:date>2020-04-30T09:35:01.01</dc:date>
    <meta:editing-cycles>7</meta:editing-cycles>
    <meta:editing-duration>P1DT4H2M</meta:editing-duration>
    <meta:document-statistic meta:table-count="0" meta:image-count="0" meta:object-count="0" meta:page-count="1" meta:paragraph-count="17" meta:word-count="851" meta:character-count="4755"/>
    <meta:generator>OpenOffice/4.1.3$Win32 OpenOffice.org_project/413m1$Build-9783</meta:generator>
  </office:meta>
</office:document-meta>
</file>